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font-weight="bold" style:font-weight-asian="bold"/>
    </style:style>
    <style:style style:name="P3" style:family="paragraph" style:parent-style-name="Standard" style:master-page-name="Standard">
      <style:paragraph-properties fo:line-height="200%" style:page-numb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troduction</text:span></text:p>
      <text:p text:style-name="P1"><text:span text:style-name="T1">Context</text:span></text:p>
      <text:p text:style-name="P1">During the 1980s BBC introduced a microcomputer named the ‘BBC Micro’ which aimed to introduce children and young people to technology. The micro was introduced to a generation of potential future programmers, and was notable for its robustness, ease of use and quality of software and hardware. This project aimed to build upon this idea and produce a piece of software which would introduce young people to an aspect of computer science in a friendly, approachable and fun manner. The key targets with the software would be making it engaging and educational, providing some aspect of challenge without being so challenging that this draws away from the educational side of it. </text:p>
      <text:p text:style-name="P1"><text:span text:style-name="T1">Initial Ideas</text:span></text:p>
      <text:p text:style-name="P1">Initially a list of game genres was consulted which was used to brainstorm ideas which would allow us to build a minimum viable product. Our most highly valued initial ideas were games based upon the bejeweled game mechanic, RPG-based games, driving simulator games and puzzle-solving games. Each idea was infused with an aspect of teaching computer science, the most common themes we had were users entering code, solving Boolean problems and matching code segments together to complete the code. We initially chose three main game ideas to work with and refine until we had decided which would be most suitable. We based our suitability upon feasibility, challenge potential and learning aspects. </text:p>
      <text:p text:style-name="P1">Our first initial idea was a Boolean RPG game, where Boolean puzzles were solved to attack an enemy. This provided an easy way of tackling the challenge aspect, by <text:soft-page-break/>making the puzzles progressively harder, a good basis for the learning aspect of the game as logic is directly taught, and feasibility as RPG graphics are often simple, flat and 2D. </text:p>
      <text:p text:style-name="P1">Our second initial idea was a 2D robot platform-style game where a robot is ‘missing code’ and must be filled in to advance the robots movement and mechanical aspects. The challenge aspect would be tackled by starting with the very basics of coding, i.e. filling out a variable, and ending with complex parts i.e. dealing with nested for loops, this would also deal with the learning aspect as the user is directly learning and writing code. The game itself would be quite simple to design as the robot itself would be easy to animate as it would be a 2D platform style game – which also meant graphics would be simple. </text:p>
      <text:p text:style-name="P1">Our final initial idea was a bejeweled-style puzzle game, where the user would match code chunks together to complete the code. The challenge aspect would be tackled by having various tiers of levels, each harder than the last. Learning would be directly through understanding how pieces of code work together – however the user would not ever be writing any code themselves. The graphics would be simple as they are just sliding and connecting simple blocks together. </text:p>
      <text:p text:style-name="P1">We rejected several ideas from our initial three, mainly due to difficulty of implementation, lack of engagement, and lack of progression and challenge in the game.</text:p>
      <text:p text:style-name="P1">From these three ideas we settled on the final idea of the RPG style Boolean logic game. We rejected the 2D-platform style robot game on the basis that to implement a progression in the game we would have to pre-fabricate a vast quantity of code to be filled in, which would have taken too much time. We also rejected the bejeweled <text:soft-page-break/>idea on the same premise, and that the game would ultimately be tedious once past the first few levels, as it lacked what the bejeweled games succeeded with - simplicity. </text:p>
      <text:p text:style-name="P1"><text:span text:style-name="T1">Chosen Idea</text:span></text:p>
      <text:p text:style-name="P1">After our initial brainstorming of ideas we decided that our chosen area of computer science to base the project on is that of Boolean logic by implementing our game as an RPG-style logic puzzle solving game. Boolean logic allows simple binary statements to be strung together to form logic circuits which are used as the basis of computer processors. Within this area we focused on the logic symbols and their combined use, which can be daunting and confusing to a person who has just begun studying computer architecture and logic circuits. </text:p>
      <text:p text:style-name="P1">The design of the game would be based upon fighting against enemies which have a set health, which an attack will reduce their health by one, and a failed attack would reduce your health by one. At the start of each enemy encounter a question containing the enemies weakness is presented at the top, in the form of a Boolean logic equation, but instead of algebraic values (i.e. A, B), ‘types’ of attack of used. For example a question may show “FIRE V WATER”, indicating that a fire or water attack will successfully reduce this enemy’s health. At the bottom of the screen will be selectable types of attack shown as balls, i.e. a fireball. Selecting a fireball and clicking the attack button will mean a fireball will be shot at the enemy. As the game progresses from level one, through to level ten, the questions get progressively harder. After each level the player will be transported to a map which shows their game progression. </text:p>
      <text:p text:style-name="P1"><text:soft-page-break/>This would be implemented in C using the SDL library to display animated graphics, such as the fireballs animated attacks, and static graphics, such as the background and the enemy/hero characters. Graphics would be designed from the ground up using GIMP2 software and supplemented with non-copyrighted vector images where appropriate. Initially the team would split into groups of two and work on separate parts, such as logic, graphics, map design, and then work together to integrate all of the separate sections. <text:bookmark text:name="_GoBack"/></text:p>
      <text:p text:style-name="P1"/>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crawford</meta:initial-creator>
    <dc:creator>charles crawford</dc:creator>
    <meta:editing-cycles>3</meta:editing-cycles>
    <meta:creation-date>2016-01-10T11:49:00</meta:creation-date>
    <dc:date>2016-01-16T13:33:00</dc:date>
    <meta:editing-duration>PT1M26S</meta:editing-duration>
    <meta:generator>LibreOffice/4.2.8.2$Linux_X86_64 LibreOffice_project/420m0$Build-2</meta:generator>
    <meta:document-statistic meta:table-count="0" meta:image-count="0" meta:object-count="0" meta:page-count="4" meta:paragraph-count="14" meta:word-count="928" meta:character-count="5520" meta:non-whitespace-character-count="45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